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text:span text:style-name="T1">Flugzeug</text:span>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SQRT(2*[.$E$2]*60/(([.A2]+90+10)*1.3))" office:value-type="float" office:value="28.4080542075597" calcext:value-type="float">
            <text:p>28,4080542075597</text:p>
          </table:table-cell>
          <table:table-cell table:formula="of:=[.B2]*3.6" office:value-type="float" office:value="102.268995147215" calcext:value-type="float">
            <text:p>102,268995147215</text:p>
          </table:table-cell>
          <table:table-cell/>
          <table:table-cell table:formula="of:=1300*2*2.3/0.72" office:value-type="float" office:value="8305.55555555556" calcext:value-type="float">
            <text:p>8305,5555555555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SQRT(2*[.$E$2]*60/(([.A3]+90+10)*1.3))" office:value-type="float" office:value="28.7893874340672" calcext:value-type="float">
            <text:p>28,7893874340672</text:p>
          </table:table-cell>
          <table:table-cell table:formula="of:=[.B3]*3.6" office:value-type="float" office:value="103.641794762642" calcext:value-type="float">
            <text:p>103,64179476264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SQRT(2*[.$E$2]*60/(([.A4]+90+10)*1.3))" office:value-type="float" office:value="29.1865011923638" calcext:value-type="float">
            <text:p>29,1865011923638</text:p>
          </table:table-cell>
          <table:table-cell table:formula="of:=[.B4]*3.6" office:value-type="float" office:value="105.07140429251" calcext:value-type="float">
            <text:p>105,0714042925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SQRT(2*[.$E$2]*60/(([.A5]+90+10)*1.3))" office:value-type="float" office:value="29.6005147960382" calcext:value-type="float">
            <text:p>29,6005147960382</text:p>
          </table:table-cell>
          <table:table-cell table:formula="of:=[.B5]*3.6" office:value-type="float" office:value="106.561853265738" calcext:value-type="float">
            <text:p>106,56185326573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SQRT(2*[.$E$2]*60/(([.A6]+90+10)*1.3))" office:value-type="float" office:value="30.0326619585032" calcext:value-type="float">
            <text:p>30,0326619585032</text:p>
          </table:table-cell>
          <table:table-cell table:formula="of:=[.B6]*3.6" office:value-type="float" office:value="108.117583050612" calcext:value-type="float">
            <text:p>108,11758305061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SQRT(2*[.$E$2]*60/(([.A7]+90+10)*1.3))" office:value-type="float" office:value="30.4843062786892" calcext:value-type="float">
            <text:p>30,4843062786892</text:p>
          </table:table-cell>
          <table:table-cell table:formula="of:=[.B7]*3.6" office:value-type="float" office:value="109.743502603281" calcext:value-type="float">
            <text:p>109,74350260328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SQRT(2*[.$E$2]*60/(([.A8]+90+10)*1.3))" office:value-type="float" office:value="30.9569593683445" calcext:value-type="float">
            <text:p>30,9569593683445</text:p>
          </table:table-cell>
          <table:table-cell table:formula="of:=[.B8]*3.6" office:value-type="float" office:value="111.44505372604" calcext:value-type="float">
            <text:p>111,4450537260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SQRT(2*[.$E$2]*60/(([.A9]+90+10)*1.3))" office:value-type="float" office:value="31.4523021705559" calcext:value-type="float">
            <text:p>31,4523021705559</text:p>
          </table:table-cell>
          <table:table-cell table:formula="of:=[.B9]*3.6" office:value-type="float" office:value="113.228287814001" calcext:value-type="float">
            <text:p>113,22828781400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SQRT(2*[.$E$2]*60/(([.A10]+90+10)*1.3))" office:value-type="float" office:value="31.9722101554181" calcext:value-type="float">
            <text:p>31,9722101554181</text:p>
          </table:table-cell>
          <table:table-cell table:formula="of:=[.B10]*3.6" office:value-type="float" office:value="115.099956559505" calcext:value-type="float">
            <text:p>115,09995655950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SQRT(2*[.$E$2]*60/(([.A11]+90+10)*1.3))" office:value-type="float" office:value="32.5187832547255" calcext:value-type="float">
            <text:p>32,5187832547255</text:p>
          </table:table-cell>
          <table:table-cell table:formula="of:=[.B11]*3.6" office:value-type="float" office:value="117.067619717012" calcext:value-type="float">
            <text:p>117,0676197170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SQRT(2*[.$E$2]*60/(([.A12]+90+10)*1.3))" office:value-type="float" office:value="33.0943816264649" calcext:value-type="float">
            <text:p>33,0943816264649</text:p>
          </table:table-cell>
          <table:table-cell table:formula="of:=[.B12]*3.6" office:value-type="float" office:value="119.139773855273" calcext:value-type="float">
            <text:p>119,13977385527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SQRT(2*[.$E$2]*60/(([.A13]+90+10)*1.3))" office:value-type="float" office:value="33.7016686402291" calcext:value-type="float">
            <text:p>33,7016686402291</text:p>
          </table:table-cell>
          <table:table-cell table:formula="of:=[.B13]*3.6" office:value-type="float" office:value="121.326007104825" calcext:value-type="float">
            <text:p>121,3260071048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SQRT(2*[.$E$2]*60/(([.A14]+90+10)*1.3))" office:value-type="float" office:value="34.3436628723143" calcext:value-type="float">
            <text:p>34,3436628723143</text:p>
          </table:table-cell>
          <table:table-cell table:formula="of:=[.B14]*3.6" office:value-type="float" office:value="123.637186340331" calcext:value-type="float">
            <text:p>123,63718634033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SQRT(2*[.$E$2]*60/(([.A15]+90+10)*1.3))" office:value-type="float" office:value="35.0238014308365" calcext:value-type="float">
            <text:p>35,0238014308365</text:p>
          </table:table-cell>
          <table:table-cell table:formula="of:=[.B15]*3.6" office:value-type="float" office:value="126.085685151011" calcext:value-type="float">
            <text:p>126,08568515101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2*[.$E$2]*60/(([.A16]+90+10)*1.3))" office:value-type="float" office:value="35.746017649212" calcext:value-type="float">
            <text:p>35,746017649212</text:p>
          </table:table-cell>
          <table:table-cell table:formula="of:=[.B16]*3.6" office:value-type="float" office:value="128.685663537163" calcext:value-type="float">
            <text:p>128,68566353716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SQRT(2*[.$E$2]*60/(([.A17]+90+10)*1.3))" office:value-type="float" office:value="36.5148371670111" calcext:value-type="float">
            <text:p>36,5148371670111</text:p>
          </table:table-cell>
          <table:table-cell table:formula="of:=[.B17]*3.6" office:value-type="float" office:value="131.45341380124" calcext:value-type="float">
            <text:p>131,4534138012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SQRT(2*[.$E$2]*60/(([.A18]+90+10)*1.3))" office:value-type="float" office:value="37.335497772755" calcext:value-type="float">
            <text:p>37,335497772755</text:p>
          </table:table-cell>
          <table:table-cell table:formula="of:=[.B18]*3.6" office:value-type="float" office:value="134.407791981918" calcext:value-type="float">
            <text:p>134,40779198191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SQRT(2*[.$E$2]*60/(([.A19]+90+10)*1.3))" office:value-type="float" office:value="38.2141002814074" calcext:value-type="float">
            <text:p>38,2141002814074</text:p>
          </table:table-cell>
          <table:table-cell table:formula="of:=[.B19]*3.6" office:value-type="float" office:value="137.570761013067" calcext:value-type="float">
            <text:p>137,57076101306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QRT(2*[.$E$2]*60/(([.A20]+90+10)*1.3))" office:value-type="float" office:value="39.1578004149024" calcext:value-type="float">
            <text:p>39,1578004149024</text:p>
          </table:table-cell>
          <table:table-cell table:formula="of:=[.B20]*3.6" office:value-type="float" office:value="140.968081493649" calcext:value-type="float">
            <text:p>140,96808149364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2*[.$E$2]*60/(([.A21]+90+10)*1.3))" office:value-type="float" office:value="40.175055540961" calcext:value-type="float">
            <text:p>40,175055540961</text:p>
          </table:table-cell>
          <table:table-cell table:formula="of:=[.B21]*3.6" office:value-type="float" office:value="144.630199947459" calcext:value-type="float">
            <text:p>144,6301999474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emens Berger</meta:initial-creator>
    <meta:creation-date>2021-06-12T16:45:41.458000000</meta:creation-date>
    <dc:date>2021-06-12T17:08:58.869000000</dc:date>
    <dc:creator>Clemens Berger</dc:creator>
    <meta:editing-duration>PT23M17S</meta:editing-duration>
    <meta:editing-cycles>2</meta:editing-cycles>
    <meta:generator>LibreOffice/7.1.3.2$Windows_X86_64 LibreOffice_project/47f78053abe362b9384784d31a6e56f8511eb1c1</meta:generator>
    <meta:document-statistic meta:table-count="1" meta:cell-count="64" meta:object-count="0"/>
  </office:meta>
</office:document-meta>
</file>